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Задача 1</text:span></text:p>
      <text:p text:style-name="P1"><text:span text:style-name="T2">print("</text:span><text:span text:style-name="T3">Введите число")</text:span><text:span text:style-name="T4"><text:s/>-<text:s/></text:span><text:span text:style-name="T5">вывод текста для объяснения запроса</text:span></text:p>
      <text:p text:style-name="P1"><text:span text:style-name="T5">a = int(input()) - добавление целочисленной переменной и считывание ввода</text:span></text:p>
      <text:p text:style-name="P1"><text:span text:style-name="T5">for i in range(1,a+1): - цикл для пребора и вывода последоватьности чисел</text:span></text:p>
      <text:p text:style-name="P1"><text:span text:style-name="T5"><text:s text:c="4"/>print(i)</text:span></text:p>
      <text:p text:style-name="P1"><text:span text:style-name="T5"/></text:p>
      <text:p text:style-name="P1"><text:span text:style-name="T5">Задача 2</text:span></text:p>
      <text:p text:style-name="P1"><text:span text:style-name="T5">print("Введите первое число")<text:s/></text:span><text:span text:style-name="T6">-<text:s/></text:span><text:span text:style-name="T7">вывод текста для объяснения запроса</text:span></text:p>
      <text:p text:style-name="P1"><text:span text:style-name="T7"/></text:p>
      <text:p text:style-name="P1"><text:span text:style-name="T7">b = int(input()) - добавление целочисленной переменной и считывание ввода</text:span></text:p>
      <text:p text:style-name="P1"><text:span text:style-name="T7"/></text:p>
      <text:p text:style-name="P1"><text:span text:style-name="T7">print("Введите второе число")<text:s/></text:span><text:span text:style-name="T8">-<text:s/></text:span><text:span text:style-name="T9">вывод текста для объяснения запроса</text:span></text:p>
      <text:p text:style-name="P1"><text:span text:style-name="T9"/></text:p>
      <text:p text:style-name="P1"><text:span text:style-name="T9">c = int(input())- добавление целочисленной переменной и считывание ввода</text:span></text:p>
      <text:p text:style-name="P1"><text:span text:style-name="T9"/></text:p>
      <text:p text:style-name="P1"><text:span text:style-name="T9">print("Большее число:", max(b,c)) - вывод максимальной переменной с помощью функции</text:span><text:span text:style-name="T10"><text:s/>"max(a,b)"</text:span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